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9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LK7k_Q_h4sM" text:style-name="Internet_20_link" text:visited-style-name="Visited_20_Internet_20_Link">https://www.youtube.com/watch?v=LK7k_Q_h4sM</text:a> <text:span text:style-name="T1">(крадапи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54:32.979145830</meta:creation-date>
    <dc:date>2021-03-12T21:54:48.575805840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53" meta:non-whitespace-character-count="52"/>
    <meta:generator>LibreOffice/7.0.3.1$Linux_X86_64 LibreOffice_project/00$Build-1</meta:generator>
  </office:meta>
</office:document-meta>
</file>